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um</text:p>
      <text:p text:style-name="P1"/>
      <text:p text:style-name="P2">Base de données</text:p>
      <text:p text:style-name="P2"/>
      <text:p text:style-name="P3">Nom table : minuscule/pluriel</text:p>
      <text:p text:style-name="P3">Clé primaire : id</text:p>
      <text:p text:style-name="P3">Clé étrangère : nomtable_id </text:p>
      <text:p text:style-name="P3">Table liaison : nomtable1_nomtable2</text:p>
      <text:p text:style-name="P3">Nom champs : minuscule</text:p>
      <text:p text:style-name="P3">Contrainte PK : nomtable_pkey_nomcolonne</text:p>
      <text:p text:style-name="P3">Contrainte FK : nomtable_fkey_nomcolonne</text:p>
      <text:p text:style-name="P3"/>
      <text:p text:style-name="P2">Code</text:p>
      <text:p text:style-name="P2"/>
      <text:p text:style-name="P3">Nom classe : minuscule/pluriel</text:p>
      <text:p text:style-name="P3">Nom attribut : minuscule</text:p>
      <text:p text:style-name="P3">Nom méthode : minuscule</text:p>
      <text:p text:style-name="P3">Nom variable : minuscule</text:p>
      <text:p text:style-name="P3">Commentaire : /* prototype*/ <text:s text:c="3"/>// mise en forme</text:p>
      <text:p text:style-name="P2"/>
      <text:p text:style-name="P2">DOM</text:p>
      <text:p text:style-name="P2"/>
      <text:p text:style-name="P3">&lt;html&gt;</text:p>
      <text:p text:style-name="P3"><text:tab/>&lt;div class="page"&gt;</text:p>
      <text:p text:style-name="P3"><text:tab/><text:tab/>&lt;title&gt; &lt;/title&gt;</text:p>
      <text:p text:style-name="P3"><text:tab/><text:tab/></text:p>
      <text:p text:style-name="P3"><text:tab/><text:tab/>&lt;div class="site"&gt;</text:p>
      <text:p text:style-name="P3"><text:tab/><text:tab/><text:tab/>&lt;h1&gt;Forum&lt;/h1&gt;</text:p>
      <text:p text:style-name="P3"><text:tab/><text:tab/>&lt;/div&gt;</text:p>
      <text:p text:style-name="P3"><text:tab/><text:tab/>&lt;div class="menu"&gt;</text:p>
      <text:p text:style-name="P3"><text:tab/><text:tab/><text:tab/></text:p>
      <text:p text:style-name="P3"><text:tab/><text:tab/>&lt;/div&gt;</text:p>
      <text:p text:style-name="P3"><text:tab/><text:tab/>&lt;div class="contenu"&gt;</text:p>
      <text:p text:style-name="P3"><text:tab/><text:tab/><text:tab/></text:p>
      <text:p text:style-name="P3"><text:tab/><text:tab/>&lt;/div&gt;</text:p>
      <text:p text:style-name="P3"><text:tab/>&lt;/div&gt;</text:p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10:09:40.51</meta:creation-date>
    <dc:date>2016-09-02T11:45:22.45</dc:date>
    <meta:editing-duration>PT1H35M37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31" meta:word-count="75" meta:character-count="556"/>
  </office:meta>
</office:document-meta>
</file>